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3">
      <style:paragraph-properties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575406692086421935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521808203111542527" text:style-name="L2">
        <text:list-item>
          <text:list>
            <text:list-header>
              <text:p text:style-name="P25">41.8 miles in the last week </text:p>
              <text:p text:style-name="P25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8"><text:soft-page-break/>Sat 9/23/2017 <text:span text:style-name="T1">21miles</text:span></text:p>
      <text:p text:style-name="P18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18"/>
      <text:p text:style-name="P17">In the last 11 weeks my runs over 10 miles have been:</text:p>
      <text:list xml:id="list8796168590223575455" text:style-name="L3">
        <text:list-item>
          <text:p text:style-name="P23">July <text:s text:c="3"/>9 – 11 miles</text:p>
        </text:list-item>
        <text:list-item>
          <text:p text:style-name="P23">July <text:s/>16 – 14.2 <text:s/>miles</text:p>
        </text:list-item>
        <text:list-item>
          <text:p text:style-name="P23">Aug<text:tab/> <text:s/>8 – 10.25 <text:s/>miles</text:p>
        </text:list-item>
        <text:list-item>
          <text:p text:style-name="P23">Aug<text:tab/>15 – 18 <text:s/>miles</text:p>
        </text:list-item>
        <text:list-item>
          <text:p text:style-name="P23">Aug<text:tab/>29 – 20.5 <text:s/>miles</text:p>
        </text:list-item>
        <text:list-item>
          <text:p text:style-name="P23">Sept <text:tab/>10 – 26.5 <text:s/>miles</text:p>
        </text:list-item>
        <text:list-item>
          <text:p text:style-name="P23">Sept <text:tab/>23 – 21 miles</text:p>
        </text:list-item>
      </text:list>
      <text:p text:style-name="P18"/>
      <text:p text:style-name="P15">Now I will start my 3 week taper for the Amsterdam Marathon on October 15.</text:p>
      <text:p text:style-name="P15"/>
      <text:p text:style-name="P15"><text:span text:style-name="T2">Sun 9/24/2017 </text:span>no running </text:p>
      <text:p text:style-name="P15"/>
      <text:p text:style-name="P15"><text:span text:style-name="T2">Mon 9/25/2017 </text:span>2 miles </text:p>
      <text:p text:style-name="P16">I ran ½ mile to the Wise Center and then used weight machines for a light full body workout. <text:s/>I ran 1 mile in 9:00 on a treadmill and then jogged ½ mile ho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5T18:30:01.07</dc:date>
    <dc:creator>James Lombardi</dc:creator>
    <meta:editing-duration>P1DT15M21S</meta:editing-duration>
    <meta:editing-cycles>156</meta:editing-cycles>
    <meta:generator>OpenOffice/4.1.2$Win32 OpenOffice.org_project/412m3$Build-9782</meta:generator>
    <meta:document-statistic meta:table-count="0" meta:image-count="0" meta:object-count="0" meta:page-count="12" meta:paragraph-count="214" meta:word-count="4035" meta:character-count="20290"/>
  </office:meta>
</office:document-meta>
</file>